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definition..after" style:family="paragraph" style:parent-style-name="none"/>
    <style:style style:name="xitem-xitem_definition..before" style:family="paragraph" style:parent-style-name="none"/>
    <style:style style:name="grammaticalinfo" style:family="paragraph" style:parent-style-name="none">
      <style:paragraph-properties fo:background-color="transparent"/>
      <style:text-properties fo:font-family="Times New Roman" fo:font-size="10pt" fo:font-style="italic" fo:background-color="transparent"/>
    </style:style>
    <style:style style:name="grammaticalinfo..after" style:family="paragraph" style:parent-style-name="none">
      <style:paragraph-properties fo:background-color="transparent"/>
      <style:text-properties fo:font-family="Times New Roman" fo:font-size="10pt" fo:font-style="italic" fo:background-color="transparent"/>
    </style:style>
    <style:style style:name="headword" style:family="paragraph" style:parent-style-name="none">
      <style:paragraph-properties fo:background-color="transparent"/>
      <style:text-properties fo:font-family="Gautami" fo:font-size="10pt" fo:font-weight="700" fo:background-color="transparent"/>
    </style:style>
    <style:style style:name="headword..after" style:family="paragraph" style:parent-style-name="none">
      <style:paragraph-properties fo:background-color="transparent"/>
      <style:text-properties fo:font-family="Gautami" fo:font-size="10pt" fo:font-weight="700" fo:background-color="transparent"/>
    </style:style>
    <style:style style:name="xitem-xitem_headword..before" style:family="paragraph" style:parent-style-name="none">
      <style:paragraph-properties fo:background-color="transparent"/>
      <style:text-properties fo:font-family="Gautami" fo:font-size="10pt" fo:font-weight="700" fo:background-color="transparent"/>
    </style:style>
    <style:style style:name="partofspeech..after" style:family="paragraph" style:parent-style-name="none"/>
    <style:style style:name="xitem-xitem_partofspeech..before" style:family="paragraph" style:parent-style-name="none"/>
    <style:style style:name="pronunciation" style:family="paragraph" style:parent-style-name="none">
      <style:paragraph-properties fo:background-color="transparent"/>
      <style:text-properties fo:font-family="Tahoma" fo:font-size="10pt" fo:background-color="transparent"/>
    </style:style>
    <style:style style:name="pronunciation..before" style:family="paragraph" style:parent-style-name="none">
      <style:paragraph-properties fo:background-color="transparent"/>
      <style:text-properties fo:font-family="Tahoma" fo:font-size="10pt" fo:background-color="transparent"/>
    </style:style>
    <style:style style:name="pronunciation..after" style:family="paragraph" style:parent-style-name="none">
      <style:paragraph-properties fo:background-color="transparent"/>
      <style:text-properties fo:font-family="Tahoma" fo:font-size="10pt" fo:background-color="transparent"/>
    </style:style>
    <style:style style:name="xitem-xitem_pronunciation..before" style:family="paragraph" style:parent-style-name="none">
      <style:paragraph-properties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6:01:22</meta:creation-date>
    <dc:creator>Yesu</dc:creator>
    <dc:date>2011-02-23T16:01:2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